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c127" officeooo:paragraph-rsid="0003c127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ждень 4</text:p>
      <text:p text:style-name="P1">За цей тиждень пройдено початкові tutorials з офіційного сайту ROS. Також створено словник з командами,для подальшої реалізації проекту</text:p>
      <text:p text:style-name="P1"/>
      <text:p text:style-name="P1">Тиждень 5</text:p>
      <text:p text:style-name="P1">Впродовж цього тижня було закінчено всі tutorial з сайту ROS і відповідно закінчено і прочитання книжки Learning Robotics with ROS. Але оскільки необхідної інформації в цій книзі було не достатньо то до розгляду була взята ще одна книг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00:22.621564035</meta:creation-date>
    <dc:date>2018-04-12T10:06:36.953497929</dc:date>
    <meta:editing-duration>PT6M14S</meta:editing-duration>
    <meta:editing-cycles>1</meta:editing-cycles>
    <meta:document-statistic meta:table-count="0" meta:image-count="0" meta:object-count="0" meta:page-count="1" meta:paragraph-count="4" meta:word-count="60" meta:character-count="390" meta:non-whitespace-character-count="334"/>
    <meta:generator>LibreOffice/5.1.6.2$Linux_X86_64 LibreOffice_project/10m0$Build-2</meta:generator>
  </office:meta>
</office:document-meta>
</file>